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3333333333333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1"/>
        <table:table-column table:style-name="co9" table:default-cell-style-name="ce6"/>
        <table:table-column table:style-name="co10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//cac:Invoic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//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table:number-columns-repeated="16380" table:style-name="ce9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//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//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//cac:PayeeFinancialAccount/cbc:ID) &gt;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020" table:style-name="ce6"/>
          <table:table-cell table:number-columns-repeated="1536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11">
            <text:p>/ubl:Invoic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11">
            <text:p>/ubl:Invoice/cac:Invoic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11">
            <text:p>/ubl:Invoic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6">
            <text:p>Attachments</text:p>
          </table:table-cell>
          <table:table-cell office:value-type="string" table:style-name="ce11">
            <text:p>/ubl:Invoic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1"/>
          <table:table-cell table:style-name="ce6"/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0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7">
          <table:table-cell table:style-name="ce1"/>
          <table:table-cell office:value-type="string" table:style-name="ce12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5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5T13:15:12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